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3.5in" style:rel-column-width="32767*"/>
    </style:style>
    <style:style style:name="Table2.B" style:family="table-column">
      <style:table-column-properties style:column-width="3.5in" style:rel-column-width="32768*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3.5in" style:rel-column-width="32767*"/>
    </style:style>
    <style:style style:name="Table3.B" style:family="table-column">
      <style:table-column-properties style:column-width="3.5in" style:rel-column-width="32768*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3.5in" style:rel-column-width="32767*"/>
    </style:style>
    <style:style style:name="Table4.B" style:family="table-column">
      <style:table-column-properties style:column-width="3.5in" style:rel-column-width="32768*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3.5in" style:rel-column-width="32767*"/>
    </style:style>
    <style:style style:name="Table5.B" style:family="table-column">
      <style:table-column-properties style:column-width="3.5in" style:rel-column-width="32768*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3.5in" style:rel-column-width="32767*"/>
    </style:style>
    <style:style style:name="Table6.B" style:family="table-column">
      <style:table-column-properties style:column-width="3.5in" style:rel-column-width="32768*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3.5in" style:rel-column-width="32767*"/>
    </style:style>
    <style:style style:name="Table7.B" style:family="table-column">
      <style:table-column-properties style:column-width="3.5in" style:rel-column-width="32768*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3.5in" style:rel-column-width="32767*"/>
    </style:style>
    <style:style style:name="Table8.B" style:family="table-column">
      <style:table-column-properties style:column-width="3.5in" style:rel-column-width="32768*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3.5in" style:rel-column-width="32767*"/>
    </style:style>
    <style:style style:name="Table12.B" style:family="table-column">
      <style:table-column-properties style:column-width="3.5in" style:rel-column-width="32768*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P1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102in" fo:margin-right="0in" fo:text-indent="0in" style:auto-text-indent="false"/>
    </style:style>
    <style:style style:name="P3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4" style:family="paragraph" style:parent-style-name="Table_20_Contents">
      <style:text-properties style:font-name="Albany AMT" fo:font-size="22pt" fo:font-weight="bold" style:font-size-asian="22pt" style:font-size-complex="22pt"/>
    </style:style>
    <style:style style:name="P5" style:family="paragraph" style:parent-style-name="H1">
      <style:text-properties fo:font-size="14pt" fo:font-weight="bold" style:font-size-asian="14pt" style:font-size-complex="14pt"/>
    </style:style>
    <style:style style:name="P6" style:family="paragraph" style:parent-style-name="H2">
      <style:text-properties fo:font-weight="bold"/>
    </style:style>
    <style:style style:name="P7" style:family="paragraph" style:parent-style-name="H2">
      <style:paragraph-properties fo:text-align="start" style:justify-single-word="false"/>
      <style:text-properties fo:font-weight="bold"/>
    </style:style>
    <style:style style:name="P8" style:family="paragraph" style:parent-style-name="H2">
      <style:text-properties fo:font-size="11pt" fo:font-weight="bold" style:font-size-asian="11pt" style:font-weight-asian="bold"/>
    </style:style>
    <style:style style:name="P9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11" style:family="paragraph" style:parent-style-name="H1">
      <style:paragraph-properties fo:margin-left="0in" fo:margin-right="0in" fo:text-indent="0in" style:auto-text-indent="false" fo:break-before="page"/>
    </style:style>
    <style:style style:name="P12" style:family="paragraph" style:parent-style-name="Frame_20_contents">
      <style:paragraph-properties fo:margin-left="0in" fo:margin-right="0in" fo:margin-top="0in" fo:margin-bottom="0in" fo:text-align="end" style:justify-single-word="false" fo:text-indent="0in" style:auto-text-indent="false"/>
      <style:text-properties style:font-name="Albany AMT" fo:font-size="10pt"/>
    </style:style>
    <style:style style:name="P13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14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15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Thomas Ingram</text:p>
            </table:table-cell>
            <table:table-cell table:style-name="Table1.A1" office:value-type="string">
              <text:p text:style-name="P12">Apex, NC 27502</text:p>
              <text:p text:style-name="P1">rg+hireme@ravinggenius.com</text:p>
              <text:p text:style-name="P1">919 449.6305</text:p>
              <text:p text:style-name="P1">github.com/ravinggenius</text:p>
            </table:table-cell>
          </table:table-row>
        </table:table-header-rows>
      </table:table>
      <text:p text:style-name="P2"/>
      <text:p text:style-name="P5">About Me</text:p>
      <text:p text:style-name="P3">I have always been fascinated with programming, and am looking for an opportunity to continue building a career with this passion. Though I have little formal education, I am self-taught and have the desire to continue learning. I enjoy staying on top of current web technologies and standards, particularly as it relates to open source projects such as GNU/Linux or Ruby/Rails. My friends have come to know me as somewhat of a Linux evangelist, and I am usually the first person they come to with their computer challenges. In the past, I have worked with large datasets and configured systems and networks on both a personal and professional level. Additionally I have built several web sites using various open source tools. Currently, I am mentoring a friend in JavaScript and git, and continually honing my skills in Ruby, JavaScript and advanced C#.</text:p>
      <text:p text:style-name="P3"/>
      <text:p text:style-name="H1">Computer Languages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">HTML | CSS</text:p>
          </table:table-cell>
          <table:table-cell office:value-type="string">
            <text:p text:style-name="P6">Fluent</text:p>
          </table:table-cell>
        </table:table-row>
      </table:table>
      <text:p text:style-name="P3">Can quickly and easily create well-structured, semantic markup with a commanding use of the good tags. Though I am no graphic designer, I am fully capable of executing other people's layouts. I have become the reference guide for any questions about valid HTML and CSS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7">C# | Visual Basic | .NET</text:p>
          </table:table-cell>
          <table:table-cell office:value-type="string">
            <text:p text:style-name="P6">Fluent</text:p>
          </table:table-cell>
        </table:table-row>
      </table:table>
      <text:p text:style-name="P3">I have been using C# and VB.NET for over two years (mostly C#). During that time I have pushed myself to learn more and have become quite comfortable developing with C# and .NET in general. I have also done some Visual Basic, but I try to stay away from that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7">Ruby</text:p>
          </table:table-cell>
          <table:table-cell office:value-type="string">
            <text:p text:style-name="P6">Proficient</text:p>
          </table:table-cell>
        </table:table-row>
      </table:table>
      <text:p text:style-name="P3">I have some projects going, mostly with Sinatra, and I have more planned. I also have direct experience with Rails and Merb.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7">JavaScript</text:p>
          </table:table-cell>
          <table:table-cell office:value-type="string">
            <text:p text:style-name="P6">Proficient</text:p>
          </table:table-cell>
        </table:table-row>
      </table:table>
      <text:p text:style-name="P3">jQuery has really introduced me to JavaScript. I wasn't much interested in JavaScript until recently when I had a real need for it. Lately I’ve been trying to think of something to build with Node.JS.</text:p>
      <text:p text:style-name="P3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7">SQL</text:p>
          </table:table-cell>
          <table:table-cell office:value-type="string">
            <text:p text:style-name="P6">Proficient</text:p>
          </table:table-cell>
        </table:table-row>
      </table:table>
      <text:p text:style-name="P3">Very comfortable with the basics, such as designing normalized tables and selecting exactly the data I need. I have some experience with more advanced features like stored procedures. Experienced with MySQL, MSSQL and Sqlite.</text:p>
      <text:p text:style-name="P3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7">PHP</text:p>
          </table:table-cell>
          <table:table-cell office:value-type="string">
            <text:p text:style-name="P6">Fluent</text:p>
          </table:table-cell>
        </table:table-row>
      </table:table>
      <text:p text:style-name="P3">Cut my object-oriented teeth on PHP. Now I can do anything with it that is required. I coded a nice MVC framework (Relax MVC) for work with PHP, but it never got used.</text:p>
      <text:p text:style-name="P3"/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7">Honorable Mentions</text:p>
          </table:table-cell>
          <table:table-cell office:value-type="string">
            <text:p text:style-name="P6"/>
          </table:table-cell>
        </table:table-row>
      </table:table>
      <text:p text:style-name="P3">Flex | AS3, ASP.NET, XML, VBA, ColdFusion, SharePoint</text:p>
      <text:p text:style-name="P3"/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7">Future Interests</text:p>
          </table:table-cell>
          <table:table-cell office:value-type="string">
            <text:p text:style-name="P6"/>
          </table:table-cell>
        </table:table-row>
      </table:table>
      <text:p text:style-name="P3">LISP, C++, PostgreSQL, Graphic Design, Flash | Flex, The Next Big Thing</text:p>
      <text:p text:style-name="P3"/>
      <text:p text:style-name="P11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ISYS | Life Sciences: Developer</text:p>
          </table:table-cell>
          <table:table-cell table:style-name="Table9.A1" office:value-type="string">
            <text:p text:style-name="P8">2007.10 – Present</text:p>
          </table:table-cell>
        </table:table-row>
        <table:table-row>
          <table:table-cell table:style-name="Table9.A1" table:number-columns-spanned="2" office:value-type="string">
            <text:p text:style-name="Standard">I have worked on many projects while at CISYS, most of which are for large enterprise-level clients. As the resident web standards guru, I am the go-to guy for all things CSS and HTML (and more recently, JavaScript). Most of the products I have built have been non-public, for internal client use. Through most of 2009, I worked on a SharePoint based service application. I have often pushed for more agile methodologies, such as TDD.</text:p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9">Presentation Strategies: Developer</text:p>
          </table:table-cell>
          <table:table-cell table:style-name="Table9.A1" office:value-type="string">
            <text:p text:style-name="P8">2007.11 - 2008.11</text:p>
          </table:table-cell>
        </table:table-row>
      </table:table>
      <text:p text:style-name="P10">Shortly after Cisys hired me, they contracted me to a partner/vendor. My time at PStrat was spent supporting existing projects and building new products. Most things I worked on were internal or had set expiration dates.</text:p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9">Sir Speedy Cary: Mail Room Supervisor</text:p>
          </table:table-cell>
          <table:table-cell office:value-type="string">
            <text:p text:style-name="P8">2005.09 - 2007.10</text:p>
          </table:table-cell>
        </table:table-row>
      </table:table>
      <text:p text:style-name="P10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07T18:39:50</dc:date>
    <dc:language>en-US</dc:language>
    <meta:editing-cycles>82</meta:editing-cycles>
    <meta:editing-duration>PT73H04M06S</meta:editing-duration>
    <meta:document-statistic meta:table-count="11" meta:image-count="0" meta:object-count="0" meta:page-count="2" meta:paragraph-count="40" meta:word-count="599" meta:character-count="3594"/>
    <meta:user-defined meta:name="Info 1"/>
    <meta:user-defined meta:name="Info 2"/>
    <meta:user-defined meta:name="Info 3"/>
    <meta:user-defined meta:name="Info 4"/>
  </office:meta>
</office:document-meta>
</file>